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6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7" style:family="paragraph" style:parent-style-name="Heading_20_1" style:master-page-name="Standard">
      <style:paragraph-properties fo:margin-top="0.3335in" fo:margin-bottom="0.0835in" loext:contextual-spacing="false" fo:line-height="100%" fo:text-align="center" style:justify-single-word="false" fo:keep-together="auto" style:page-number="1" fo:keep-with-next="auto"/>
    </style:style>
    <style:style style:name="P8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1ubnft2qiuwh"/><text:span text:style-name="T1">Intervention report</text:span></text:p>
      <text:p text:style-name="P5"><text:bookmark text:name="_55rbqtvak2kg"/><text:span text:style-name="T2">CLIENT_NAME</text:span></text:p>
      <text:p text:style-name="P6"><text:bookmark text:name="_1ubnft2qiuwh1"/><text:span text:style-name="T3"><text:line-break/><text:line-break/>I - Lighthouse Score</text:span></text:p>
      <text:p text:style-name="P8"><text:bookmark text:name="_7xpr0vc03hf9"/><text:span text:style-name="T2">Lighthouse score before optimisation</text:span></text:p>
      <text:p text:style-name="P1"><text:span text:style-name="T4">[Insert capture of Lighthouse score before optimisation</text:span>].</text:p>
      <text:p text:style-name="P8"><text:bookmark text:name="_s6ja18mwxk8w"/><text:span text:style-name="T2">Score Lighthouse after optimisation</text:span></text:p>
      <text:p text:style-name="P1">[<text:span text:style-name="T4">Insert a snapshot of Lighthouse scores after optimisation</text:span>]</text:p>
      <text:p text:style-name="P6"><text:bookmark text:name="_jel8elz6sac5"/><text:span text:style-name="T3"><text:line-break/>II - Details of optimisations and interventions carried out</text:span></text:p>
      <text:p text:style-name="P8"><text:bookmark text:name="_2o3o7h9psenk"/><text:span text:style-name="T2">1 - Images</text:span></text:p>
      <text:p text:style-name="P1">The project originally contained <text:span text:style-name="T4">XX</text:span> images with a total size of <text:span text:style-name="T4">XX </text:span>MB. <text:line-break/>We have made the following changes to the images:</text:p>
      <text:p text:style-name="P1">● ...</text:p>
      <text:p text:style-name="P1">● ...</text:p>
      <text:p text:style-name="P1">● ...</text:p>
      <text:p text:style-name="P1">After the modifications, the total weight of the images is <text:span text:style-name="T4">XX </text:span>MB, a gain of <text:span text:style-name="T4">XX% </text:span>.</text:p>
      <text:p text:style-name="P8"><text:bookmark text:name="_ao5sttyynkoh"/><text:span text:style-name="T2">2 - ...</text:span></text:p>
      <text:p text:style-name="P6"><text:bookmark text:name="_qtwuhl7prki5"/><text:span text:style-name="T3"><text:line-break/>III - Site accessibility</text:span></text:p>
      <text:p text:style-name="P8"><text:bookmark text:name="_2z98ln44inju"/><text:span text:style-name="T2">Accessibility before optimisation</text:span></text:p>
      <text:p text:style-name="P1"><text:span text:style-name="T4">[Insert a capture of the site page with the Wave extension before optimisation]</text:span></text:p>
      <text:p text:style-name="P8"><text:bookmark text:name="_e0le11i7wsxq"/><text:span text:style-name="T2">Accessibility after optimisation</text:span></text:p>
      <text:p text:style-name="P1"><text:span text:style-name="T4">[Insert a screenshot of the site page with the Wave extension after optimisation]</text:span></text:p>
      <text:p text:style-name="P8"><text:bookmark text:name="_pjxmrai81lxb"/><text:span text:style-name="T2">Changes made</text:span></text:p>
      <text:p text:style-name="P1"><text:span text:style-name="T4">[List the modifications made to validate accessibility]</text:span></text:p>
      <text:p text:style-name="P6"><text:bookmark text:name="_850rvtjsx8ky"/><text:span text:style-name="T3"><text:line-break/>IV - Details of additional work carried out at the customer's request</text:span></text:p>
      <text:p text:style-name="P8"><text:bookmark text:name="_sh6att94s03p"/><text:span text:style-name="T2">1 - ...</text:span></text:p>
      <text:p text:style-name="P6"><text:bookmark text:name="_7xxt3xvmdula"/><text:span text:style-name="T3"><text:line-break/>V - Acceptance log</text:span></text:p>
      <text:p text:style-name="P1"><text:soft-page-break/>Details of functions debugged and their status :</text:p>
      <text:list xml:id="list2568488394" text:style-name="WWNum1">
        <text:list-item>
          <text:p text:style-name="P2">ID</text:p>
        </text:list-item>
        <text:list-item>
          <text:p text:style-name="P3">Action</text:p>
        </text:list-item>
        <text:list-item>
          <text:p text:style-name="P3">Initial result</text:p>
        </text:list-item>
        <text:list-item>
          <text:p text:style-name="P3">Expected result</text:p>
        </text:list-item>
        <text:list-item>
          <text:p text:style-name="P4">Status</text:p>
        </text:list-item>
      </text:list>
      <text:p text:style-name="P1">Remarks and comments</text:p>
      <text:p text:style-name="P1">● …</text:p>
      <text:p text:style-name="P1">● ...</text:p>
      <text:p text:style-name="P1">To do / Solved</text:p>
      <text:p text:style-name="P1">● …</text:p>
      <text:p text:style-name="P1">● ...</text:p>
      <text:p text:style-name="P6"><text:bookmark text:name="_2y93hjuymobx"/><text:span text:style-name="T3"><text:line-break/>Appendix</text:span></text:p>
      <text:p text:style-name="P8"><text:bookmark text:name="_468flo6qiovp"/><text:span text:style-name="T2">Full Lighthouse audit repor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194" meta:character-count="1129" meta:non-whitespace-character-count="971"/>
    <meta:generator>LibreOfficeDev/6.0.5.2$Linux_X86_64 LibreOffice_project/</meta:generator>
  </office:meta>
</office:document-meta>
</file>